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Text_20_body">
      <style:text-properties officeooo:rsid="00036bf4" officeooo:paragraph-rsid="00036bf4"/>
    </style:style>
    <style:style style:name="P3" style:family="paragraph" style:parent-style-name="Text_20_body">
      <style:text-properties officeooo:rsid="0005141f" officeooo:paragraph-rsid="0005141f"/>
    </style:style>
    <style:style style:name="P4" style:family="paragraph" style:parent-style-name="Text_20_body">
      <style:text-properties officeooo:rsid="00067558" officeooo:paragraph-rsid="00067558"/>
    </style:style>
    <style:style style:name="P5" style:family="paragraph" style:parent-style-name="Text_20_body" style:list-style-name="L1">
      <style:text-properties officeooo:rsid="00067558" officeooo:paragraph-rsid="00067558"/>
    </style:style>
    <style:style style:name="P6" style:family="paragraph" style:parent-style-name="Text_20_body" style:list-style-name="L1">
      <style:text-properties officeooo:rsid="00075937" officeooo:paragraph-rsid="00075937"/>
    </style:style>
    <style:style style:name="P7" style:family="paragraph" style:parent-style-name="Text_20_body" style:list-style-name="L1">
      <style:text-properties officeooo:rsid="0008373a" officeooo:paragraph-rsid="0008373a"/>
    </style:style>
    <style:style style:name="P8" style:family="paragraph" style:parent-style-name="Text_20_body">
      <style:text-properties officeooo:rsid="0009f7bf" officeooo:paragraph-rsid="0009f7bf"/>
    </style:style>
    <style:style style:name="P9" style:family="paragraph" style:parent-style-name="Text_20_body" style:list-style-name="L2">
      <style:text-properties officeooo:rsid="0009f7bf" officeooo:paragraph-rsid="0009f7bf"/>
    </style:style>
    <style:style style:name="P10" style:family="paragraph" style:parent-style-name="Text_20_body" style:list-style-name="L2">
      <style:text-properties officeooo:rsid="000a35a3" officeooo:paragraph-rsid="000a35a3"/>
    </style:style>
    <style:style style:name="P11" style:family="paragraph" style:parent-style-name="Text_20_body">
      <style:text-properties officeooo:rsid="000a35a3" officeooo:paragraph-rsid="000a35a3"/>
    </style:style>
    <style:style style:name="P12" style:family="paragraph" style:parent-style-name="Text_20_body">
      <style:text-properties officeooo:rsid="000d0bff" officeooo:paragraph-rsid="000d0bff"/>
    </style:style>
    <style:style style:name="P13" style:family="paragraph" style:parent-style-name="Text_20_body">
      <style:text-properties officeooo:rsid="000ddc91" officeooo:paragraph-rsid="000ddc91"/>
    </style:style>
    <style:style style:name="P14" style:family="paragraph" style:parent-style-name="Text_20_body">
      <style:text-properties officeooo:rsid="000f384a" officeooo:paragraph-rsid="000f384a"/>
    </style:style>
    <style:style style:name="P15" style:family="paragraph" style:parent-style-name="Text_20_body">
      <style:text-properties officeooo:rsid="000fd1fd" officeooo:paragraph-rsid="000fd1fd"/>
    </style:style>
    <style:style style:name="T1" style:family="text">
      <style:text-properties officeooo:rsid="0005141f"/>
    </style:style>
    <style:style style:name="T2" style:family="text">
      <style:text-properties officeooo:rsid="000a35a3"/>
    </style:style>
    <style:style style:name="T3" style:family="text">
      <style:text-properties officeooo:rsid="000fd1f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ódulo 3: <text:span text:style-name="T1">HTML e CSS</text:span></text:p>
      <text:p text:style-name="P2">27/10</text:p>
      <text:p text:style-name="P3">Curso de desenvolvimento de software web</text:p>
      <text:h text:style-name="Heading_20_1" text:outline-level="1">HTML</text:h>
      <text:p text:style-name="P4">Intimamente ligado ao desenvolvimento de páginas web.</text:p>
      <text:p text:style-name="P4">Hyper text market text → Linguagem de marcação de texto.</text:p>
      <text:p text:style-name="P4">Como se fosse a estrutura do corpo.</text:p>
      <text:p text:style-name="P4">É uma estrutura maior que o texto que consegue armazenar diversos conteúdos.</text:p>
      <text:p text:style-name="P4">O HTML é um código que é interpretado pelo navegador.</text:p>
      <text:h text:style-name="Heading_20_2" text:outline-level="2">Estrutura básica</text:h>
      <text:list xml:id="list4283434017" text:style-name="L1">
        <text:list-item>
          <text:p text:style-name="P5">Estrutura: nome + atributo + conteúdo + fechamento;</text:p>
        </text:list-item>
        <text:list-item>
          <text:p text:style-name="P5">Podem conter ou não um fechamento;</text:p>
        </text:list-item>
        <text:list-item>
          <text:p text:style-name="P6">DOCTYPE html→ declara o tipo de documento que estou usando;</text:p>
        </text:list-item>
        <text:list-item>
          <text:p text:style-name="P6">Dentro de &lt;html&gt; fica toda a raiz da página;</text:p>
        </text:list-item>
        <text:list-item>
          <text:p text:style-name="P6">&lt;html lang=”pt-br”&gt;</text:p>
        </text:list-item>
        <text:list-item>
          <text:p text:style-name="P6">Depois: head e body;</text:p>
        </text:list-item>
        <text:list-item>
          <text:p text:style-name="P6">No head há configurações da páginas que não ficam visíveis na página;</text:p>
        </text:list-item>
        <text:list-item>
          <text:p text:style-name="P6">No body fica todas as tags visíveis na página;</text:p>
        </text:list-item>
        <text:list-item>
          <text:p text:style-name="P6">Título: h1, h2, h3… → Criam sessões</text:p>
        </text:list-item>
        <text:list-item>
          <text:p text:style-name="P6">Parágrafo: p → fica os conteúdos;</text:p>
        </text:list-item>
        <text:list-item>
          <text:p text:style-name="P6">Exitem infinidades de tags;</text:p>
        </text:list-item>
        <text:list-item>
          <text:p text:style-name="P6">Quebrar linha: br; → Pode ser repetida várias vezes, ela não precisa de uma barra para fechar;</text:p>
        </text:list-item>
        <text:list-item>
          <text:p text:style-name="P6">Peso maior para a informação: strong → negrito, precisa de fechar;</text:p>
        </text:list-item>
        <text:list-item>
          <text:p text:style-name="P6">Itálico: em; → significado semântico maior que o itálico simples;</text:p>
        </text:list-item>
        <text:list-item>
          <text:p text:style-name="P6">Lista: para os itens da lista: li; → Fica um pontinho na frente</text:p>
        </text:list-item>
        <text:list-item>
          <text:p text:style-name="P6">Para estrutura da lista: ul; → Se eu por ol, ele numera a lista;</text:p>
        </text:list-item>
        <text:list-item>
          <text:p text:style-name="P7">Tag de imagem: img → preciso informar qual imagem através de um atributo: src → Nele coloco um caminho → &lt;img src=”http://”&gt; → Também posso colocar uma imagem no meu computador dando o caminho; tag sem fechamento.</text:p>
        </text:list-item>
        <text:list-item>
          <text:p text:style-name="P7"><text:soft-page-break/>Decrição da imagem: alt → &lt;img src=”” alt=”descrição” width=”300px”&gt;</text:p>
        </text:list-item>
        <text:list-item>
          <text:p text:style-name="P7">Largura para uma tag: width → em pixel. → width=”300px”;</text:p>
        </text:list-item>
      </text:list>
      <text:h text:style-name="Heading_20_2" text:outline-level="2">Links</text:h>
      <text:p text:style-name="P8">Podem ser internos e externos.</text:p>
      <text:list xml:id="list4178695868" text:style-name="L2">
        <text:list-item>
          <text:p text:style-name="P9">Tag para link: a → constroi hiperlink para navegar em links internos e externos, abre e fecha;</text:p>
        </text:list-item>
        <text:list-item>
          <text:p text:style-name="P9">Estrutura: &lt;a href=”link externo” target=”_<text:span text:style-name="T2">blank”&gt;Nome&lt;/a&gt; → Blank abre nova aba; Sem o target abro na minha própria página. </text:span></text:p>
        </text:list-item>
        <text:list-item>
          <text:p text:style-name="P10">Link interno: ancora para dentro da minha própria página;</text:p>
        </text:list-item>
        <text:list-item>
          <text:p text:style-name="P10">Link para uma posição da minha tela: &lt;a href=”#nome”&gt;&lt;/a&gt; → Onde está a referência eu ponho dentro tá tag: id =”nome” → &lt;p id=”nome”&gt;</text:p>
        </text:list-item>
      </text:list>
      <text:p text:style-name="P11"/>
      <text:h text:style-name="P1" text:outline-level="1">Aula ao vivo</text:h>
      <text:p text:style-name="P12">O HTML é a estrutura do site, toda informação que o site contém. O CSS muda a aparência e o JS modifica HTML e o CSS conforme a interação.</text:p>
      <text:p text:style-name="P12">Nada é CSS, tudo é HTML. O CSS modifica a aparência do que é físico.</text:p>
      <text:p text:style-name="P12">Toda tag trás de fábrica escondido CSS e JS que nem podemos ver.</text:p>
      <text:p text:style-name="P13">Todo espaço é ouro em programação.</text:p>
      <text:p text:style-name="P13">Identação do código, as tags filhas sempre ficam mais para dentro.</text:p>
      <text:p text:style-name="P14">Img é um elemento inline, por isso fica na mesma linha. <text:span text:style-name="T3">Algumas tags de fábrica contém o br para quebrar linhas, outras não.</text:span></text:p>
      <text:p text:style-name="P15">O br foi feito interagir com texto, se ele é usado fora deles é uma gambiara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7T12:51:32.753884486</meta:creation-date>
    <dc:date>2021-10-27T17:52:06.336849874</dc:date>
    <meta:editing-duration>PT17M3S</meta:editing-duration>
    <meta:editing-cycles>3</meta:editing-cycles>
    <meta:generator>LibreOffice/7.2.2.2$Linux_X86_64 LibreOffice_project/02b2acce88a210515b4a5bb2e46cbfb63fe97d56</meta:generator>
    <meta:document-statistic meta:table-count="0" meta:image-count="0" meta:object-count="0" meta:page-count="3" meta:paragraph-count="43" meta:word-count="472" meta:character-count="2534" meta:non-whitespace-character-count="2127"/>
  </office:meta>
</office:document-meta>
</file>